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900000003B5961405F.gif" manifest:media-type="image/gif"/>
  <manifest:file-entry manifest:full-path="Pictures/10000200000000FA0000005B13C7B44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002cm" fo:margin-left="0cm" table:align="left" style:writing-mode="lr-tb"/>
    </style:style>
    <style:style style:name="Table2.A" style:family="table-column">
      <style:table-column-properties style:column-width="7.895cm"/>
    </style:style>
    <style:style style:name="Table2.B" style:family="table-column">
      <style:table-column-properties style:column-width="0.699cm"/>
    </style:style>
    <style:style style:name="Table2.C" style:family="table-column">
      <style:table-column-properties style:column-width="7.408cm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6.002cm" fo:margin-left="0cm" table:align="left" style:writing-mode="lr-tb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7.784cm"/>
    </style:style>
    <style:style style:name="Table1.D" style:family="table-column">
      <style:table-column-properties style:column-width="2.54cm"/>
    </style:style>
    <style:style style:name="Table1.E" style:family="table-column">
      <style:table-column-properties style:column-width="2.37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002cm" fo:margin-left="0cm" table:align="left" style:writing-mode="lr-tb"/>
    </style:style>
    <style:style style:name="Table4.A" style:family="table-column">
      <style:table-column-properties style:column-width="3.408cm"/>
    </style:style>
    <style:style style:name="Table4.B" style:family="table-column">
      <style:table-column-properties style:column-width="12.594cm"/>
    </style:style>
    <style:style style:name="Table4.A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3.002cm"/>
          <style:tab-stop style:position="16.002cm" style:type="right"/>
        </style:tab-stops>
      </style:paragraph-properties>
      <style:text-properties style:font-name="Tahoma"/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P3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</style:style>
    <style:style style:name="P4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P5" style:family="paragraph" style:parent-style-name="Standard">
      <style:text-properties officeooo:paragraph-rsid="0031fce2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2bdcfd" style:font-size-asian="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1df700" style:font-size-asian="6pt"/>
    </style:style>
    <style:style style:name="P8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text-properties style:font-name="Times New Roman" fo:font-size="10pt" officeooo:rsid="0027ef56" officeooo:paragraph-rsid="0027ef56" style:font-size-asian="10pt" style:font-size-complex="10pt"/>
    </style:style>
    <style:style style:name="P10" style:family="paragraph" style:parent-style-name="Standard">
      <style:text-properties style:font-name="Times New Roman" fo:font-size="10pt" officeooo:rsid="0027ef56" officeooo:paragraph-rsid="0032c940" style:font-size-asian="10pt" style:font-size-complex="10pt"/>
    </style:style>
    <style:style style:name="P11" style:family="paragraph" style:parent-style-name="Standard">
      <style:text-properties style:font-name="Times New Roman" fo:font-size="10pt" officeooo:rsid="003524fc" officeooo:paragraph-rsid="0048604e" style:font-size-asian="10pt" style:font-size-complex="10pt"/>
    </style:style>
    <style:style style:name="P12" style:family="paragraph" style:parent-style-name="Standard">
      <style:text-properties style:font-name="Times New Roman" fo:font-size="10pt" officeooo:rsid="0048604e" officeooo:paragraph-rsid="0048604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35290d" officeooo:paragraph-rsid="0048604e" style:font-size-asian="10pt" style:font-size-complex="10pt"/>
    </style:style>
    <style:style style:name="P14" style:family="paragraph" style:parent-style-name="Standard">
      <style:text-properties style:font-name="Times New Roman" fo:font-size="10pt" officeooo:rsid="0031fce2" officeooo:paragraph-rsid="0031fce2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2pt" fo:font-weight="bold" officeooo:paragraph-rsid="002bdcfd" style:font-size-asian="12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/>
    </style:style>
    <style:style style:name="P17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style:font-name-complex="Arial"/>
    </style:style>
    <style:style style:name="P18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bold" officeooo:rsid="004b48d6" officeooo:paragraph-rsid="004b48d6" style:font-weight-asian="bold" style:font-name-complex="Arial"/>
    </style:style>
    <style:style style:name="P19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bold" officeooo:rsid="004b48d6" officeooo:paragraph-rsid="004b48d6" style:font-weight-asian="bold" style:font-name-complex="Ari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10pt" officeooo:paragraph-rsid="00258ebd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officeooo:rsid="0027ef56" officeooo:paragraph-rsid="0027ef56" style:font-size-asian="10pt" style:font-name-complex="Arial" style:font-size-complex="10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officeooo:paragraph-rsid="0037db04" style:font-size-asian="10pt" style:font-size-complex="10pt"/>
    </style:style>
    <style:style style:name="P23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4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officeooo:paragraph-rsid="00258ebd" style:font-weight-asian="normal" style:font-name-complex="Ari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keep-together="always" fo:text-indent="0cm" style:auto-text-indent="false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7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officeooo:rsid="002042ff" officeooo:paragraph-rsid="002099e1" style:font-weight-asian="normal" style:font-name-complex="Arial" style:font-weight-complex="normal"/>
    </style:style>
    <style:style style:name="P28" style:family="paragraph" style:parent-style-name="Standard">
      <style:paragraph-properties fo:margin-left="0cm" fo:margin-right="0cm" fo:text-indent="-1.016cm" style:auto-text-indent="false">
        <style:tab-stops/>
      </style:paragraph-properties>
      <style:text-properties style:font-name="Times New Roman" style:font-name-complex="Arial"/>
    </style:style>
    <style:style style:name="P29" style:family="paragraph" style:parent-style-name="Standard">
      <style:paragraph-properties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rsid="0048604e" officeooo:paragraph-rsid="004ab834" style:font-name-complex="Arial"/>
    </style:style>
    <style:style style:name="P30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paragraph-rsid="00225011" style:font-name-complex="Arial"/>
    </style:style>
    <style:style style:name="P31" style:family="paragraph" style:parent-style-name="Standard">
      <style:paragraph-properties fo:margin-top="0.423cm" fo:margin-bottom="0cm" loext:contextual-spacing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paragraph-rsid="001df700"/>
    </style:style>
    <style:style style:name="P32" style:family="paragraph" style:parent-style-name="Standard">
      <style:paragraph-properties fo:margin-top="0.423cm" fo:margin-bottom="0cm" loext:contextual-spacing="false">
        <style:tab-stops>
          <style:tab-stop style:position="12.002cm"/>
          <style:tab-stop style:position="16.002cm" style:type="right"/>
        </style:tab-stops>
      </style:paragraph-properties>
      <style:text-properties style:font-name="Arial" officeooo:paragraph-rsid="001df700"/>
    </style:style>
    <style:style style:name="P33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7pt" officeooo:rsid="002bdcfd" officeooo:paragraph-rsid="0048604e" style:font-size-asian="7pt" style:font-size-complex="7pt"/>
    </style:style>
    <style:style style:name="P34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/>
    </style:style>
    <style:style style:name="P35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paragraph-rsid="00258ebd" style:font-size-asian="10pt" style:font-name-complex="Arial" style:font-size-complex="10pt"/>
    </style:style>
    <style:style style:name="P36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rsid="00333e53" officeooo:paragraph-rsid="00333e53" style:font-size-asian="10pt" style:font-size-complex="10pt"/>
    </style:style>
    <style:style style:name="P37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rsid="0042816d" officeooo:paragraph-rsid="0042816d" style:font-size-asian="10pt" style:font-size-complex="10pt"/>
    </style:style>
    <style:style style:name="P38" style:family="paragraph" style:parent-style-name="Header">
      <style:paragraph-properties fo:keep-with-next="always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style:font-name-complex="Arial"/>
    </style:style>
    <style:style style:name="P39" style:family="paragraph" style:parent-style-name="Header">
      <style:paragraph-properties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rsid="004b48d6" officeooo:paragraph-rsid="004b48d6" style:font-name-complex="Arial"/>
    </style:style>
    <style:style style:name="P40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bold" officeooo:rsid="00448674" officeooo:paragraph-rsid="00448674" style:font-weight-asian="bold" style:font-name-complex="Arial" style:font-weight-complex="bold"/>
    </style:style>
    <style:style style:name="P41" style:family="paragraph" style:parent-style-name="Table_20_Contents">
      <style:text-properties style:font-name="Times New Roman" fo:font-size="10pt" style:font-size-asian="10pt" style:font-size-complex="10pt"/>
    </style:style>
    <style:style style:name="P42" style:family="paragraph" style:parent-style-name="Table_20_Contents">
      <style:text-properties style:font-name="Times New Roman" officeooo:rsid="002bdcfd" officeooo:paragraph-rsid="002bdcfd"/>
    </style:style>
    <style:style style:name="P43" style:family="paragraph" style:parent-style-name="Table_20_Contents">
      <style:text-properties style:font-name="Times New Roman" officeooo:rsid="002c6bf2" officeooo:paragraph-rsid="002f72f1"/>
    </style:style>
    <style:style style:name="P44" style:family="paragraph" style:parent-style-name="Table_20_Contents">
      <style:text-properties style:font-name="Times New Roman" officeooo:rsid="0026bd5b" officeooo:paragraph-rsid="002bdcfd"/>
    </style:style>
    <style:style style:name="P45" style:family="paragraph" style:parent-style-name="Table_20_Contents">
      <style:text-properties style:font-name="Times New Roman" officeooo:rsid="0026bd5b" officeooo:paragraph-rsid="0026bd5b"/>
    </style:style>
    <style:style style:name="T1" style:family="text">
      <style:text-properties style:font-name-complex="Arial"/>
    </style:style>
    <style:style style:name="T2" style:family="text">
      <style:text-properties officeooo:rsid="0027ef56" style:font-name-complex="Arial"/>
    </style:style>
    <style:style style:name="T3" style:family="text">
      <style:text-properties officeooo:rsid="002f72f1" style:font-name-complex="Arial"/>
    </style:style>
    <style:style style:name="T4" style:family="text">
      <style:text-properties officeooo:rsid="0041df2f" style:font-name-complex="Arial"/>
    </style:style>
    <style:style style:name="T5" style:family="text">
      <style:text-properties officeooo:rsid="0021e65e"/>
    </style:style>
    <style:style style:name="T6" style:family="text">
      <style:text-properties fo:font-weight="normal" officeooo:rsid="0021e65e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32c940"/>
    </style:style>
    <style:style style:name="T9" style:family="text">
      <style:text-properties officeooo:rsid="0048604e"/>
    </style:style>
    <style:style style:name="T10" style:family="text">
      <style:text-properties officeooo:rsid="004ab834"/>
    </style:style>
    <style:style style:name="T11" style:family="text">
      <style:text-properties officeooo:rsid="004b48d6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4">
<text:span text:style-name="T7">@internal_name;noquote@</text:span> <text:span text:style-name="T7">· @internal_address_line1;noquote@ · @internal_postal_code;noquote@ @internal_city;noquote@</text:span> <text:span text:style-name="T1">
<text:line-break/>
</text:span>
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list xml:id="list2511765929120469955" text:style-name="Outline">
                <text:list-item>
                  <text:list>
                    <text:list-item>
                      <text:h text:style-name="P20" text:outline-level="2">
<text:bookmark-start text:name="KundeFirma"/>@company_name;noquote@<text:bookmark-end text:name="KundeFirma"/>
</text:h>
                    </text:list-item>
                  </text:list>
                </text:list-item>
              </text:list>
              <text:p text:style-name="P35">@address_line1;noquote@</text:p>
              <text:p text:style-name="P35">@address_postal_code;noquote@ @address_city;noquote@</text:p>
              <text:p text:style-name="P36">@country_name@</text:p>
              <text:p text:style-name="P37">VAT ID:<text:s text:c="2"/>@vat_number@</text:p>
            </table:table-cell>
            <table:table-cell table:style-name="Table2.A1" office:value-type="string">
              <text:list xml:id="list140903518200654" text:continue-numbering="true" text:style-name="Outline">
                <text:list-item>
                  <text:list>
                    <text:list-item>
                      <text:h text:style-name="P9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40903519202955" text:continue-numbering="true" text:style-name="Outline">
                <text:list-item>
                  <text:list>
                    <text:list-item>
                      <text:h text:style-name="P9" text:outline-level="2">@internal_name;noquote@</text:h>
                    </text:list-item>
                    <text:list-item>
                      <text:h text:style-name="P9" text:outline-level="2">@internal_address_line1;noquote@</text:h>
                    </text:list-item>
                    <text:list-item>
                      <text:h text:style-name="P11" text:outline-level="2">@internal_postal_code;noquote@ @internal_city;noquote@</text:h>
                    </text:list-item>
                    <text:list-item>
                      <text:h text:style-name="P12" text:outline-level="2">@internal_country_name;noquote@</text:h>
                    </text:list-item>
                    <text:list-item>
                      <text:h text:style-name="P13" text:outline-level="2">VAT ID:<text:s text:c="2"/>@internal_vat_number;noquote@</text:h>
                    </text:list-item>
                    <text:list-item>
                      <text:h text:style-name="P13" text:outline-level="2"/>
                    </text:list-item>
                    <text:list-item>
                      <text:h text:style-name="P14" text:outline-level="2">Email: <text:s text:c="6"/>accounting@project-open.com</text:h>
                    </text:list-item>
                    <text:list-item>
                      <text:h text:style-name="P10" text:outline-level="2">Web: <text:s text:c="8"/>@internal_web_site;noquote@</text:h>
                    </text:list-item>
                    <text:list-item>
                      <text:h text:style-name="P9" text:outline-level="2">Fon: <text:s text:c="9"/>@internal_phone;noquote@</text:h>
                    </text:list-item>
                    <text:list-item>
                      <text:h text:style-name="P9" text:outline-level="2">Fax: <text:s text:c="9"/>@internal_fax;noquote@</text:h>
                    </text:list-item>
                  </text:list>
                </text:list-item>
              </text:list>
            </table:table-cell>
          </table:table-row>
          <table:table-row>
            <table:table-cell table:style-name="Table2.A1" office:value-type="string">
              <text:p text:style-name="P41"/>
            </table:table-cell>
            <table:table-cell table:style-name="Table2.A1" office:value-type="string">
              <text:list xml:id="list140903522186520" text:continue-numbering="true" text:style-name="Outline">
                <text:list-item>
                  <text:list>
                    <text:list-item>
                      <text:h text:style-name="P21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40903522187604" text:continue-numbering="true" text:style-name="Outline">
                <text:list-item>
                  <text:list>
                    <text:list-item>
                      <text:h text:style-name="P21" text:outline-level="2"/>
                    </text:list-item>
                  </text:list>
                </text:list-item>
              </text:list>
            </table:table-cell>
          </table:table-row>
          <table:table-row>
            <table:table-cell table:style-name="Table2.A1" office:value-type="string">
              <text:p text:style-name="P41"/>
            </table:table-cell>
            <table:table-cell table:style-name="Table2.A1" office:value-type="string">
              <text:list xml:id="list140903523182630" text:continue-numbering="true" text:style-name="Outline">
                <text:list-item>
                  <text:list>
                    <text:list-item>
                      <text:h text:style-name="P22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40903523199502" text:continue-numbering="true" text:style-name="Outline">
                <text:list-item>
                  <text:list>
                    <text:list-item>
                      <text:h text:style-name="P22" text:outline-level="2">
<text:span text:style-name="T4">Date</text:span>
<text:span text:style-name="T2">: </text:span>
<text:span text:style-name="T3">&lt;%=[lc_time_fmt $invoice_date "%D" en_US]%&gt;</text:span>
</text:h>
                    </text:list-item>
                  </text:list>
                </text:list-item>
              </text:list>
            </table:table-cell>
          </table:table-row>
        </table:table>
        <text:list xml:id="list140903524201838" text:continue-numbering="true" text:style-name="Outline">
          <text:list-item>
            <text:list>
              <text:list-item>
                <text:h text:style-name="P28" text:outline-level="2">
<text:line-break/>
<text:tab/> <text:tab/> </text:h>
              </text:list-item>
              <text:list-item>
                <text:h text:style-name="P15" text:outline-level="2">
<text:span text:style-name="T11">Invoice:</text:span> @invoice_nr;noquote@</text:h>
              </text:list-item>
              <text:list-item>
                <text:h text:style-name="P16" text:outline-level="2">
<text:s/>
</text:h>
              </text:list-item>
              <text:list-item>
                <text:h text:style-name="P17" text:outline-level="2"/>
              </text:list-item>
            </text:list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header-rows>
            <table:table-row table:style-name="Table1.1">
              <table:table-cell table:style-name="Table1.A1" office:value-type="string">
                <text:list xml:id="list140903525170871" text:continue-numbering="true" text:style-name="Outline">
                  <text:list-item>
                    <text:list>
                      <text:list-item>
                        <text:h text:style-name="P18" text:outline-level="2">Qty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40903525176715" text:continue-numbering="true" text:style-name="Outline">
                  <text:list-item>
                    <text:list>
                      <text:list-item>
                        <text:h text:style-name="P18" text:outline-level="2">Unit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40903526192628" text:continue-numbering="true" text:style-name="Outline">
                  <text:list-item>
                    <text:list>
                      <text:list-item>
                        <text:h text:style-name="P19" text:outline-level="2">Description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40903526187071" text:continue-numbering="true" text:style-name="Outline">
                  <text:list-item>
                    <text:list>
                      <text:list-item>
                        <text:h text:style-name="P19" text:outline-level="2">Rate</text:h>
                      </text:list-item>
                    </text:list>
                  </text:list-item>
                </text:list>
              </table:table-cell>
              <table:table-cell table:style-name="Table1.E1" office:value-type="string">
                <text:list xml:id="list140903526190331" text:continue-numbering="true" text:style-name="Outline">
                  <text:list-item>
                    <text:list>
                      <text:list-item>
                        <text:h text:style-name="P19" text:outline-level="2">Amount</text:h>
                      </text:list-item>
                    </text:list>
                  </text:list-item>
                </text:list>
              </table:table-cell>
            </table:table-row>
          </table:table-header-rows>
          <table:table-row table:style-name="Table1.1">
            <table:table-cell table:style-name="Table1.A2" office:value-type="string">
              <text:list xml:id="list140903527192669" text:continue-numbering="true" text:style-name="Outline">
                <text:list-item>
                  <text:list>
                    <text:list-item>
                      <text:h text:style-name="P23" text:outline-level="2">@item_units_pretty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40903527184491" text:continue-numbering="true" text:style-name="Outline">
                <text:list-item>
                  <text:list>
                    <text:list-item>
                      <text:h text:style-name="P25" text:outline-level="2">@item_uom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40903528188880" text:continue-numbering="true" text:style-name="Outline">
                <text:list-item>
                  <text:list>
                    <text:list-item>
                      <text:h text:style-name="P26" text:outline-level="2">@item_name;noquote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40903528192354" text:continue-numbering="true" text:style-name="Outline">
                <text:list-item>
                  <text:list>
                    <text:list-item>
                      <text:h text:style-name="P24" text:outline-level="2">@price_per_unit@ <text:span text:style-name="T5">@item_currency@</text:span>
</text:h>
                    </text:list-item>
                  </text:list>
                </text:list-item>
              </text:list>
            </table:table-cell>
            <table:table-cell table:style-name="Table1.E2" office:value-type="string">
              <text:list xml:id="list140903528181472" text:continue-numbering="true" text:style-name="Outline">
                <text:list-item>
                  <text:list>
                    <text:list-item>
                      <text:h text:style-name="P27" text:outline-level="2">@amount_formatted@ @item_currency@</text:h>
                    </text:list-item>
                  </text:list>
                </text:list-item>
              </text:list>
            </table:table-cell>
          </table:table-row>
          <table:table-row table:style-name="Table1.1">
            <table:table-cell table:style-name="Table1.A1" table:number-columns-spanned="3" office:value-type="string">
              <text:list xml:id="list140903529181815" text:continue-numbering="true" text:style-name="Outline">
                <text:list-item>
                  <text:list>
                    <text:list-item>
                      <text:h text:style-name="P29" text:outline-level="2">
<text:span text:style-name="T11">VAT</text:span> @vat_perc_pretty;noquote@ %</text:h>
                    </text:list-item>
                  </text:list>
                </text:list-item>
              </text:list>
            </table:table-cell>
            <table:covered-table-cell/>
            <table:covered-table-cell/>
            <table:table-cell table:style-name="Table1.E1" table:number-columns-spanned="2" office:value-type="string">
              <text:list xml:id="list140903529198505" text:continue-numbering="true" text:style-name="Outline">
                <text:list-item>
                  <text:list>
                    <text:list-item>
                      <text:h text:style-name="P30" text:outline-level="2">@vat_amount_pretty;noquote@ <text:span text:style-name="T6">@item_currency@</text:span>
</text:h>
                    </text:list-item>
                  </text:list>
                </text:list-item>
              </text:list>
            </table:table-cell>
            <table:covered-table-cell/>
          </table:table-row>
          <table:table-row table:style-name="Table1.1">
            <table:table-cell table:style-name="Table1.A2" table:number-columns-spanned="3" office:value-type="string">
              <text:p text:style-name="P39">Total</text:p>
            </table:table-cell>
            <table:covered-table-cell/>
            <table:covered-table-cell/>
            <table:table-cell table:style-name="Table1.E2" table:number-columns-spanned="2" office:value-type="string">
              <text:p text:style-name="P40">@total_due_pretty;noquote@ @item_currency@</text:p>
            </table:table-cell>
            <table:covered-table-cell/>
          </table:table-row>
        </table:table>
        <text:p text:style-name="P38">
<text:line-break/>
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42">
<text:span text:style-name="T11">Payment terms</text:span>:</text:p>
            </table:table-cell>
            <table:table-cell table:style-name="Table4.A1" office:value-type="string">
              <text:p text:style-name="P43">
<text:span text:style-name="T11">This invoice is past due if unpayed after:</text:span> &lt;%=[lc_time_fmt $calculated_due_date "%D" en_US]%&gt;</text:p>
            </table:table-cell>
          </table:table-row>
          <table:table-row>
            <table:table-cell table:style-name="Table4.A1" office:value-type="string">
              <text:p text:style-name="P42">
<text:span text:style-name="T11">Payment method</text:span>:</text:p>
            </table:table-cell>
            <table:table-cell table:style-name="Table4.A1" office:value-type="string">
              <text:p text:style-name="P44">@invoice_payment_method_desc@</text:p>
            </table:table-cell>
          </table:table-row>
          <table:table-row>
            <table:table-cell table:style-name="Table4.A1" office:value-type="string">
              <text:p text:style-name="P42">
<text:span text:style-name="T11">Note</text:span>:</text:p>
            </table:table-cell>
            <table:table-cell table:style-name="Table4.A1" office:value-type="string">
              <text:p text:style-name="P45">@cost_note@</text:p>
            </table:table-cell>
          </table:table-row>
        </table:table>
        <text:list xml:id="list140903532185373" text:continue-numbering="true" text:style-name="Outline">
          <text:list-item>
            <text:list>
              <text:list-item>
                <text:h text:style-name="P31" text:outline-level="2"/>
              </text:list-item>
              <text:list-item>
                <text:h text:style-name="P32" text:outline-level="2"/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2" style:list-style-name="Outline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" style:list-style-name="" style:class="text">
      <style:paragraph-properties fo:text-align="center" style:justify-single-word="false" fo:keep-with-next="always">
        <style:tab-stops>
          <style:tab-stop style:position="12.002cm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enderadresse" style:family="paragraph" style:parent-style-name="Standard" style:default-outline-level="" style:list-style-name="">
      <style:paragraph-properties style:line-height-at-least="0.353cm" fo:keep-together="always">
        <style:tab-stops>
          <style:tab-stop style:position="3.868cm"/>
        </style:tab-stops>
      </style:paragraph-properties>
      <style:text-properties fo:font-size="8pt" fo:letter-spacing="-0.004cm" style:font-size-asian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default-outline-level="" style:list-style-name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16.007cm"/>
    </style:style>
    <style:style style:name="Table3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3.002cm"/>
          <style:tab-stop style:position="16.002cm" style:type="right"/>
        </style:tab-stops>
      </style:paragraph-properties>
      <style:text-properties style:font-name="Tahoma"/>
    </style:style>
    <style:style style:name="MP2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2bdcfd" style:font-size-asian="6pt"/>
    </style:style>
    <style:style style:name="MP5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7pt" officeooo:rsid="002bdcfd" officeooo:paragraph-rsid="0048604e" style:font-size-asian="7pt" style:font-size-complex="7pt"/>
    </style:style>
    <style:style style:name="MP6" style:family="paragraph" style:parent-style-name="Standard">
      <style:text-properties officeooo:paragraph-rsid="0031fce2"/>
    </style:style>
    <style:style style:name="MP7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MP8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MP9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1df700" style:font-size-asian="6pt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0.66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31cm" fo:margin-left="0cm" fo:margin-right="0cm" fo:margin-bottom="3.332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header>
        <text:p text:style-name="MP1">
<draw:frame draw:style-name="Mfr1" draw:name="Frame2" text:anchor-type="paragraph" svg:y="0.002cm" draw:z-index="0">
<draw:text-box fo:min-height="0.37cm" fo:min-width="0.041cm">
<text:p text:style-name="Header">
<text:span text:style-name="Page_20_Number"/>
</text:p>
</draw:text-box>
</draw:frame>
<draw:frame draw:style-name="Mfr2" draw:name="graphics3" text:anchor-type="paragraph" svg:x="0.086cm" svg:y="-0.132cm" svg:width="6.615cm" svg:height="2.408cm" draw:z-index="1">
<draw:image xlink:href="Pictures/10000200000000FA0000005B13C7B448.gif" xlink:type="simple" xlink:show="embed" xlink:actuate="onLoad"/>
</draw:frame>
<text:tab/>
</text:p>
        <text:p text:style-name="MP2"/>
        <text:p text:style-name="MP3"/>
      </style:header>
      <style:footer>
        <text:list xml:id="list2511765929120469955" text:style-name="Outline">
          <text:list-item>
            <text:list>
              <text:list-item>
                <text:h text:style-name="MP4" text:outline-level="2">
<text:line-break/>
</text:h>
              </text:list-item>
            </text:list>
          </text:list-item>
        </text:list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>@internal_name;noquote@ · @internal_address_line1;noquote@ · @internal_postal_code;noquote@ @internal_city;noquote@ </text:p>
            </table:table-cell>
          </table:table-row>
        </table:table>
        <text:list xml:id="list140903501182668" text:continue-numbering="true" text:style-name="Outline">
          <text:list-item>
            <text:list>
              <text:list-item>
                <text:h text:style-name="MP6" text:outline-level="2"/>
              </text:list-item>
            </text:list>
          </text:list-item>
        </text:list>
      </style:footer>
    </style:master-page>
    <style:master-page style:name="First_20_Page" style:display-name="First Page" style:page-layout-name="Mpm1" style:next-style-name="Standard">
      <style:header>
        <text:list xml:id="list140903501201419" text:continue-numbering="true" text:style-name="Outline">
          <text:list-item>
            <text:list>
              <text:list-item>
                <text:h text:style-name="MP7" text:outline-level="2">
<text:bookmark text:name="intranetlogo"/>
<text:s/>
</text:h>
              </text:list-item>
            </text:list>
          </text:list-item>
        </text:list>
        <text:p text:style-name="MP8">
<draw:frame draw:style-name="Mfr2" draw:name="graphics1" text:anchor-type="paragraph" svg:x="-0.072cm" svg:y="0.926cm" svg:width="3.81cm" svg:height="1.561cm" draw:z-index="0">
<draw:image xlink:href="Pictures/10000200000000900000003B5961405F.gif" xlink:type="simple" xlink:show="embed" xlink:actuate="onLoad"/>
</draw:frame>
</text:p>
      </style:header>
      <style:footer>
        <text:list xml:id="list140903506176278" text:continue-numbering="true" text:style-name="Outline">
          <text:list-item>
            <text:list>
              <text:list-item>
                <text:h text:style-name="MP9" text:outline-level="2">]project-open[ - Phone: +34 933 250 914, Telefax: +34 932 890 729, email: info@project-open.com, http://www.project-open.com </text:h>
              </text:list-item>
            </text:list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]project-open[ ODF </dc:title>
    <meta:creation-date>2014-02-03T11:10:54.16</meta:creation-date>
    <meta:editing-cycles>8</meta:editing-cycles>
    <meta:generator>LibreOffice/4.3.1.2$Windows_x86 LibreOffice_project/958349dc3b25111dbca392fbc281a05559ef6848</meta:generator>
    <meta:editing-duration>PT32M14S</meta:editing-duration>
    <dc:date>2017-06-08T14:09:03.349000000</dc:date>
    <meta:document-statistic meta:table-count="4" meta:image-count="2" meta:object-count="0" meta:page-count="1" meta:paragraph-count="45" meta:word-count="101" meta:character-count="1355" meta:non-whitespace-character-count="1244"/>
  </office:meta>
</office:document-meta>
</file>